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F60000012CA9884DBF226C23F3.jpg" manifest:media-type="image/jpeg"/>
  <manifest:file-entry manifest:full-path="Pictures/10000201000005DC000006146E5AA0E8520C3E7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5625in" fo:margin-left="1.184in" table:align="left" style:writing-mode="lr-tb"/>
    </style:style>
    <style:style style:name="Table1.A" style:family="table-column">
      <style:table-column-properties style:column-width="0.762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175in"/>
    </style:style>
    <style:style style:name="Table1.1" style:family="table-row">
      <style:table-row-properties style:row-height="0.2in" fo:keep-together="auto"/>
    </style:style>
    <style:style style:name="Table1.A1" style:family="table-cell">
      <style:table-cell-properties style:vertical-align="top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top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P6" style:family="paragraph" style:parent-style-name="Standard">
      <style:text-properties style:font-name="Titillium1" fo:font-size="13pt" officeooo:paragraph-rsid="00316782" style:font-size-asian="13pt" style:font-size-complex="13pt"/>
    </style:style>
    <style:style style:name="P7" style:family="paragraph" style:parent-style-name="Standard">
      <style:text-properties style:font-name="Titillium1" fo:font-size="13pt" officeooo:rsid="003e40c0" officeooo:paragraph-rsid="003e40c0" style:font-size-asian="13pt" style:font-size-complex="13pt"/>
    </style:style>
    <style:style style:name="P8" style:family="paragraph" style:parent-style-name="Standard">
      <style:paragraph-properties fo:line-height="100%"/>
      <style:text-properties style:font-name="Titillium1" fo:font-size="13pt" officeooo:paragraph-rsid="005258aa" style:font-size-asian="13pt" style:font-size-complex="13pt"/>
    </style:style>
    <style:style style:name="P9" style:family="paragraph" style:parent-style-name="Standard">
      <style:paragraph-properties fo:line-height="100%"/>
      <style:text-properties style:font-name="Titillium1" fo:font-size="14pt" officeooo:paragraph-rsid="005258aa" style:font-size-asian="14pt" style:font-size-complex="14pt"/>
    </style:style>
    <style:style style:name="P10" style:family="paragraph" style:parent-style-name="Standard">
      <style:paragraph-properties fo:line-height="100%"/>
      <style:text-properties style:font-name="Titillium1" fo:font-size="12pt" officeooo:paragraph-rsid="005258aa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tillium1" fo:font-size="11pt" fo:font-weight="bold" officeooo:rsid="002ac1d5" officeooo:paragraph-rsid="005258aa" fo:background-color="transparent" style:font-size-asian="11pt" style:font-weight-asian="bold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Titillium1" fo:font-size="11pt" fo:font-weight="bold" officeooo:paragraph-rsid="005258aa" fo:background-color="transparent" style:font-size-asian="11pt" style:font-weight-asian="bold" style:font-size-complex="11pt"/>
    </style:style>
    <style:style style:name="P13" style:family="paragraph" style:parent-style-name="Standard">
      <style:paragraph-properties fo:text-align="center" style:justify-single-word="false"/>
      <style:text-properties style:font-name="Titillium1" fo:font-size="11pt" officeooo:paragraph-rsid="005258aa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Titillium1" fo:font-size="11pt" officeooo:paragraph-rsid="005258aa" style:font-size-asian="11pt" style:font-size-complex="11pt"/>
    </style:style>
    <style:style style:name="P15" style:family="paragraph" style:parent-style-name="Standard">
      <style:paragraph-properties fo:text-align="end" style:justify-single-word="false"/>
      <style:text-properties style:font-name="Titillium1" fo:font-size="11pt" officeooo:rsid="0028ac41" officeooo:paragraph-rsid="005258aa" style:font-size-asian="11pt" style:font-size-complex="11pt"/>
    </style:style>
    <style:style style:name="P16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3411b1" style:font-size-asian="11pt" style:font-size-complex="11pt"/>
    </style:style>
    <style:style style:name="P18" style:family="paragraph" style:parent-style-name="Standard">
      <style:paragraph-properties fo:margin-top="0in" fo:margin-bottom="0in" loext:contextual-spacing="false"/>
      <style:text-properties style:font-name="Titillium1" fo:font-size="11pt" officeooo:paragraph-rsid="005258aa" style:font-size-asian="11pt" style:font-size-complex="11pt"/>
    </style:style>
    <style:style style:name="P19" style:family="paragraph" style:parent-style-name="Standard">
      <style:paragraph-properties fo:margin-top="0in" fo:margin-bottom="0in" loext:contextual-spacing="false"/>
      <style:text-properties style:font-name="Titillium1" fo:font-size="12pt" officeooo:paragraph-rsid="00316782" style:font-size-asian="12pt" style:font-size-complex="12pt"/>
    </style:style>
    <style:style style:name="P20" style:family="paragraph" style:parent-style-name="Standard">
      <style:paragraph-properties fo:margin-left="0in" fo:margin-right="-0.1252in" fo:text-indent="0in" style:auto-text-indent="false"/>
      <style:text-properties style:font-name="Titillium1" fo:font-size="14pt" style:font-size-asian="14pt" style:font-size-complex="14pt"/>
    </style:style>
    <style:style style:name="P21" style:family="paragraph" style:parent-style-name="Standard">
      <style:paragraph-properties fo:margin-left="0in" fo:margin-right="-0.1252in" fo:text-indent="0in" style:auto-text-indent="false"/>
      <style:text-properties style:font-name="Titillium1" fo:font-size="13pt" officeooo:paragraph-rsid="005258aa" style:font-size-asian="13pt" style:font-size-complex="13pt"/>
    </style:style>
    <style:style style:name="P22" style:family="paragraph" style:parent-style-name="Standard">
      <style:paragraph-properties fo:break-before="page"/>
      <style:text-properties style:font-name="Titillium1" fo:font-size="13pt" officeooo:paragraph-rsid="00316782" style:font-size-asian="13pt" style:font-size-complex="13pt"/>
    </style:style>
    <style:style style:name="P2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1" fo:font-size="11pt" officeooo:paragraph-rsid="005258aa" style:font-size-asian="11pt" style:font-size-complex="11pt"/>
    </style:style>
    <style:style style:name="P2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1" fo:font-size="11pt" officeooo:paragraph-rsid="005258aa" style:font-size-asian="11pt" style:font-size-complex="11pt"/>
    </style:style>
    <style:style style:name="P2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1" fo:font-size="11pt" fo:font-weight="bold" officeooo:paragraph-rsid="005258aa" fo:background-color="transparent" style:font-size-asian="11pt" style:font-weight-asian="bold" style:font-size-complex="11pt"/>
    </style:style>
    <style:style style:name="P26" style:family="paragraph" style:parent-style-name="Standard">
      <style:paragraph-properties fo:margin-left="0in" fo:margin-right="-0.0126in" fo:text-align="end" style:justify-single-word="false" fo:text-indent="0in" style:auto-text-indent="false" style:snap-to-layout-grid="false"/>
      <style:text-properties style:font-name="Titillium1" fo:font-size="11pt" officeooo:paragraph-rsid="005258aa" style:font-size-asian="11pt" style:font-size-complex="11pt"/>
    </style:style>
    <style:style style:name="P27" style:family="paragraph" style:parent-style-name="Standard">
      <style:paragraph-properties fo:margin-left="0in" fo:margin-right="-0.0126in" fo:text-align="end" style:justify-single-word="false" fo:text-indent="0in" style:auto-text-indent="false"/>
      <style:text-properties style:font-name="Titillium1" fo:font-size="11pt" officeooo:paragraph-rsid="005258aa" style:font-size-asian="11pt" style:font-size-complex="11pt"/>
    </style:style>
    <style:style style:name="P28" style:family="paragraph" style:parent-style-name="Standard" style:master-page-name="Standard">
      <style:paragraph-properties style:page-number="auto"/>
      <style:text-properties fo:font-size="14pt" officeooo:paragraph-rsid="005258aa" style:font-size-asian="14pt" style:font-size-complex="14pt"/>
    </style:style>
    <style:style style:name="P2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style:font-size-asian="11pt" style:font-size-complex="11pt"/>
    </style:style>
    <style:style style:name="P3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paragraph-rsid="0038c926" style:font-size-asian="11pt" style:font-size-complex="11pt"/>
    </style:style>
    <style:style style:name="P32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8c926" officeooo:paragraph-rsid="0038c926" style:font-size-asian="11pt" style:font-size-complex="11pt"/>
    </style:style>
    <style:style style:name="P33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rsid="0038c926" officeooo:paragraph-rsid="0038c926" style:font-size-asian="11pt" style:font-size-complex="11pt"/>
    </style:style>
    <style:style style:name="P34" style:family="paragraph" style:parent-style-name="Standard" style:list-style-name="L1">
      <style:paragraph-properties fo:margin-top="0in" fo:margin-bottom="0in" loext:contextual-spacing="false"/>
      <style:text-properties style:font-name="Titillium1" fo:font-size="11pt" officeooo:paragraph-rsid="00316782" style:font-size-asian="11pt" style:font-size-complex="11pt"/>
    </style:style>
    <style:style style:name="P3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1" fo:font-size="11pt" officeooo:paragraph-rsid="00316782" style:font-size-asian="11pt" style:font-size-complex="11pt"/>
    </style:style>
    <style:style style:name="P36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dac7c" officeooo:paragraph-rsid="00316782" style:font-size-asian="11pt" style:font-size-complex="11pt"/>
    </style:style>
    <style:style style:name="P37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af067" officeooo:paragraph-rsid="003af067" style:font-size-asian="11pt" style:font-size-complex="11pt"/>
    </style:style>
    <style:style style:name="P38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3411b1" officeooo:paragraph-rsid="003411b1" style:font-size-asian="11pt" style:font-size-complex="11pt"/>
    </style:style>
    <style:style style:name="P39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49cb9c" officeooo:paragraph-rsid="0049cb9c" style:font-size-asian="11pt" style:font-size-complex="11pt"/>
    </style:style>
    <style:style style:name="P40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1fcd0e" officeooo:paragraph-rsid="001fcd0e" style:font-size-asian="11pt" style:font-size-complex="11pt"/>
    </style:style>
    <style:style style:name="P41" style:family="paragraph" style:parent-style-name="Standard" style:list-style-name="WW8Num1">
      <style:paragraph-properties fo:margin-top="0in" fo:margin-bottom="0in" loext:contextual-spacing="false"/>
      <style:text-properties style:font-name="Titillium1" fo:font-size="11pt" officeooo:rsid="002ac1d5" officeooo:paragraph-rsid="002ac1d5" style:font-size-asian="11pt" style:font-size-complex="11pt"/>
    </style:style>
    <style:style style:name="P42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style:font-size-asian="11pt" style:font-size-complex="11pt"/>
    </style:style>
    <style:style style:name="P43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ac1d5" officeooo:paragraph-rsid="002ac1d5" style:font-size-asian="11pt" style:font-size-complex="11pt"/>
    </style:style>
    <style:style style:name="P44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2c7e92" officeooo:paragraph-rsid="002c7e92" style:font-size-asian="11pt" style:font-size-complex="11pt"/>
    </style:style>
    <style:style style:name="P45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1" fo:font-size="11pt" officeooo:rsid="0038c926" officeooo:paragraph-rsid="0038c926" style:font-size-asian="11pt" style:font-size-complex="11pt"/>
    </style:style>
    <style:style style:name="T1" style:family="text">
      <style:text-properties officeooo:rsid="0041d64a"/>
    </style:style>
    <style:style style:name="T2" style:family="text">
      <style:text-properties officeooo:rsid="00405bc7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ac1d5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2ac1d5" style:font-size-asian="12pt" style:font-size-complex="12pt"/>
    </style:style>
    <style:style style:name="T7" style:family="text">
      <style:text-properties officeooo:rsid="001fcd0e"/>
    </style:style>
    <style:style style:name="T8" style:family="text">
      <style:text-properties officeooo:rsid="0021c66b"/>
    </style:style>
    <style:style style:name="T9" style:family="text">
      <style:text-properties officeooo:rsid="002526e2"/>
    </style:style>
    <style:style style:name="T10" style:family="text">
      <style:text-properties officeooo:rsid="0027d270"/>
    </style:style>
    <style:style style:name="T11" style:family="text">
      <style:text-properties officeooo:rsid="0028ac41"/>
    </style:style>
    <style:style style:name="T12" style:family="text">
      <style:text-properties officeooo:rsid="002ac1d5"/>
    </style:style>
    <style:style style:name="T13" style:family="text">
      <style:text-properties officeooo:rsid="002c7e92"/>
    </style:style>
    <style:style style:name="T14" style:family="text">
      <style:text-properties officeooo:rsid="002c86bf"/>
    </style:style>
    <style:style style:name="T15" style:family="text">
      <style:text-properties officeooo:rsid="002e72a3"/>
    </style:style>
    <style:style style:name="T16" style:family="text">
      <style:text-properties officeooo:rsid="00306c81"/>
    </style:style>
    <style:style style:name="T17" style:family="text">
      <style:text-properties officeooo:rsid="001d9976"/>
    </style:style>
    <style:style style:name="T18" style:family="text">
      <style:text-properties officeooo:rsid="0023c508"/>
    </style:style>
    <style:style style:name="T19" style:family="text">
      <style:text-properties officeooo:rsid="001dac7c"/>
    </style:style>
    <style:style style:name="T20" style:family="text">
      <style:text-properties officeooo:rsid="001f8bb9"/>
    </style:style>
    <style:style style:name="T21" style:family="text">
      <style:text-properties officeooo:rsid="003411b1"/>
    </style:style>
    <style:style style:name="T22" style:family="text">
      <style:text-properties officeooo:rsid="0038c926"/>
    </style:style>
    <style:style style:name="T23" style:family="text">
      <style:text-properties officeooo:rsid="003daab0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3e40c0"/>
    </style:style>
    <style:style style:name="T26" style:family="text">
      <style:text-properties style:font-name="Titillium" officeooo:rsid="003e40c0" style:font-name-asian="Calibri" style:font-name-complex="Calibri"/>
    </style:style>
    <style:style style:name="T27" style:family="text">
      <style:text-properties officeooo:rsid="00428cd3"/>
    </style:style>
    <style:style style:name="T28" style:family="text">
      <style:text-properties style:font-name="Titillium1"/>
    </style:style>
    <style:style style:name="T29" style:family="text">
      <style:text-properties style:font-name="Titillium1" officeooo:rsid="003daab0"/>
    </style:style>
    <style:style style:name="T30" style:family="text">
      <style:text-properties style:font-name="Titillium1" officeooo:rsid="002ac1d5"/>
    </style:style>
    <style:style style:name="T31" style:family="text">
      <style:text-properties officeooo:rsid="004fdf9e"/>
    </style:style>
    <style:style style:name="T32" style:family="text">
      <style:text-properties fo:font-weight="normal" officeooo:rsid="00518437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8">Model: <text:tab/></text:span><text:span text:style-name="T29">LulzBot </text:span><text:span text:style-name="T28">TAZ </text:span><text:span text:style-name="T30">6</text:span><text:span text:style-name="T28"> 3D Printer</text:span></text:p>
      <text:p text:style-name="P8"><text:s/><text:span text:style-name="T3"><text:s/>Serial Number:<text:tab/></text:span><text:span text:style-name="T5"> <text:s text:c="64"/></text:span></text:p>
      <text:p text:style-name="P10"><text:s text:c="2"/>Heat Bed Batch #:<text:tab/><text:span text:style-name="T24"> <text:s text:c="64"/></text:span></text:p>
      <text:p text:style-name="P10"><text:s text:c="2"/>Date Completed:<text:tab/><text:span text:style-name="T24"> <text:s text:c="64"/></text:span><text:s/></text:p>
      <text:p text:style-name="P10"><text:s text:c="2"/><text:span text:style-name="T8">Completed</text:span> by:<text:tab/><text:span text:style-name="T24"> <text:s text:c="64"/></text:span></text:p>
      <text:p text:style-name="P10"/>
      <text:p text:style-name="P9">Configuration:</text:p>
      <text:p text:style-name="P18"><text:tab/>Electronics:<text:tab/>RAMBo 1.<text:span text:style-name="T31">4a</text:span></text:p>
      <text:p text:style-name="P23">Firmware:<text:tab/><text:span text:style-name="T32">Marlin Version <text:s text:c="2"/>1.0.2.22</text:span></text:p>
      <text:p text:style-name="P23">Nozzle:<text:tab/> <text:tab/><text:span text:style-name="T7">LulzBot v2 Hot End </text:span>with 0.<text:span text:style-name="T10">50</text:span>mm nozzle</text:p>
      <text:p text:style-name="P24">Setting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1">Part</text:p>
          </table:table-cell>
          <table:table-cell table:style-name="Table1.A1" office:value-type="string">
            <text:p text:style-name="P12"><text:span text:style-name="T27">St</text:span>eps/mm</text:p>
          </table:table-cell>
          <table:table-cell table:style-name="Table1.A1" office:value-type="string">
            <text:p text:style-name="P25"><text:span text:style-name="T27">M</text:span>ax length</text:p>
          </table:table-cell>
          <table:table-cell table:style-name="Table1.A1" office:value-type="string">
            <text:p text:style-name="P25"><text:span text:style-name="T27">Mi</text:span>cro step mode</text:p>
          </table:table-cell>
          <table:table-cell table:style-name="Table1.E1" office:value-type="string">
            <text:p text:style-name="P12"><text:span text:style-name="T27">Di</text:span>gipot</text:p>
          </table:table-cell>
        </table:table-row>
        <table:table-row table:style-name="Table1.1">
          <table:table-cell table:style-name="Table1.A2" office:value-type="string">
            <text:p text:style-name="P13">X <text:span text:style-name="T12">Motor</text:span></text:p>
          </table:table-cell>
          <table:table-cell table:style-name="Table1.B2" office:value-type="string">
            <text:p text:style-name="P27">100.5</text:p>
          </table:table-cell>
          <table:table-cell table:style-name="Table1.C2" office:value-type="string">
            <text:p text:style-name="P14">298</text:p>
          </table:table-cell>
          <table:table-cell table:style-name="Table1.D2" office:value-type="string">
            <text:p text:style-name="P14">16</text:p>
          </table:table-cell>
          <table:table-cell table:style-name="Table1.E2" office:value-type="string">
            <text:p text:style-name="P14">175</text:p>
          </table:table-cell>
        </table:table-row>
        <table:table-row table:style-name="Table1.1">
          <table:table-cell table:style-name="Table1.A3" office:value-type="string">
            <text:p text:style-name="P13">Y <text:span text:style-name="T12">Motor</text:span></text:p>
          </table:table-cell>
          <table:table-cell table:style-name="Table1.B3" office:value-type="string">
            <text:p text:style-name="P27">100.5</text:p>
          </table:table-cell>
          <table:table-cell table:style-name="Table1.C3" office:value-type="string">
            <text:p text:style-name="P14">275</text:p>
          </table:table-cell>
          <table:table-cell table:style-name="Table1.D3" office:value-type="string">
            <text:p text:style-name="P14">16</text:p>
          </table:table-cell>
          <table:table-cell table:style-name="Table1.E3" office:value-type="string">
            <text:p text:style-name="P14">175</text:p>
          </table:table-cell>
        </table:table-row>
        <table:table-row table:style-name="Table1.1">
          <table:table-cell table:style-name="Table1.A4" office:value-type="string">
            <text:p text:style-name="P13">Z <text:span text:style-name="T12">Motor</text:span></text:p>
          </table:table-cell>
          <table:table-cell table:style-name="Table1.B4" office:value-type="string">
            <text:p text:style-name="P27"><text:span text:style-name="T11">16</text:span>00</text:p>
          </table:table-cell>
          <table:table-cell table:style-name="Table1.C4" office:value-type="string">
            <text:p text:style-name="P14">250</text:p>
          </table:table-cell>
          <table:table-cell table:style-name="Table1.D4" office:value-type="string">
            <text:p text:style-name="P15">16</text:p>
          </table:table-cell>
          <table:table-cell table:style-name="Table1.E4" office:value-type="string">
            <text:p text:style-name="P14">2<text:span text:style-name="T11">4</text:span>0</text:p>
          </table:table-cell>
        </table:table-row>
        <table:table-row table:style-name="Table1.1">
          <table:table-cell table:style-name="Table1.A5" office:value-type="string">
            <text:p text:style-name="P13">E0 <text:span text:style-name="T12">Motor</text:span></text:p>
          </table:table-cell>
          <table:table-cell table:style-name="Table1.B5" office:value-type="string">
            <text:p text:style-name="P26"/>
          </table:table-cell>
          <table:table-cell table:style-name="Table1.C5" office:value-type="string">
            <text:p text:style-name="P14">NA</text:p>
          </table:table-cell>
          <table:table-cell table:style-name="Table1.D5" office:value-type="string">
            <text:p text:style-name="P14">16</text:p>
          </table:table-cell>
          <table:table-cell table:style-name="Table1.E5" office:value-type="string">
            <text:p text:style-name="P14">135</text:p>
          </table:table-cell>
        </table:table-row>
      </table:table>
      <text:p text:style-name="P21"><text:s text:c="7"/></text:p>
      <text:p text:style-name="P21"><text:s text:c="4"/><text:span text:style-name="T12">Z Offset: <text:s text:c="24"/></text:span><text:span text:style-name="T4"><text:s text:c="2"/></text:span><text:span text:style-name="T6"><text:s text:c="65"/></text:span></text:p>
      <text:p text:style-name="P21"/>
      <text:p text:style-name="P6"/>
      <text:p text:style-name="P6"/>
      <text:p text:style-name="P6"/>
      <text:p text:style-name="P6"/>
      <text:p text:style-name="P22">General</text:p>
      <text:list xml:id="list4878868845259199554" text:style-name="WW8Num1">
        <text:list-item>
          <text:p text:style-name="P30">Are all the screws and zip ties tight?</text:p>
        </text:list-item>
        <text:list-item>
          <text:p text:style-name="P30">Are the X and Y axis square to each other?</text:p>
        </text:list-item>
        <text:list-item>
          <text:p text:style-name="P30">Are the gaps at the ends of the extrusion closed?</text:p>
        </text:list-item>
        <text:list-item>
          <text:p text:style-name="P30">Are all the parts flush and straight to the edges with clean lines?</text:p>
        </text:list-item>
        <text:list-item>
          <text:p text:style-name="P32">Is the t-nut for the <text:span text:style-name="T23">second</text:span> extruder installed correctly?</text:p>
        </text:list-item>
        <text:list-item>
          <text:p text:style-name="P32">Does the SD card slide in and out of the slot freely?</text:p>
        </text:list-item>
        <text:list-item>
          <text:p text:style-name="P30">Are the current version of parts being used?</text:p>
        </text:list-item>
        <text:list-item>
          <text:p text:style-name="P30">Verify that the following are mounted correctly:</text:p>
        </text:list-item>
      </text:list>
      <text:list xml:id="list280663717011091620" text:style-name="L1">
        <text:list-item>
          <text:list>
            <text:list-item>
              <text:list>
                <text:list-item>
                  <text:p text:style-name="P34">F<text:span text:style-name="T25">ilament guide </text:span>tube, tube on back side of mount</text:p>
                </text:list-item>
                <text:list-item>
                  <text:p text:style-name="P34">Spool Arm, correct height</text:p>
                </text:list-item>
                <text:list-item>
                  <text:p text:style-name="P34"><text:span text:style-name="T25">Idler retainer</text:span>, taller side on left</text:p>
                </text:list-item>
              </text:list>
            </text:list-item>
          </text:list>
        </text:list-item>
      </text:list>
      <text:list xml:id="list85236665069335" text:continue-list="list4878868845259199554" text:style-name="WW8Num1">
        <text:list-item>
          <text:p text:style-name="P30">Are the switches tight? They shouldn't wiggle side to side.</text:p>
        </text:list-item>
        <text:list-item>
          <text:p text:style-name="P30">Are all <text:span text:style-name="T21">11</text:span> rubber feet installed?</text:p>
        </text:list-item>
        <text:list-item>
          <text:p text:style-name="P30">Is the PE<text:span text:style-name="T17">I print surface</text:span> free of bubbles and wrinkles?</text:p>
        </text:list-item>
        <text:list-item>
          <text:p text:style-name="P30">Is the heat bed adhesive smooth and consistent?</text:p>
        </text:list-item>
        <text:list-item>
          <text:p text:style-name="P30">Does filament slide through the f<text:span text:style-name="T25">ilament guide </text:span>tube?</text:p>
          <text:p text:style-name="P30"/>
        </text:list-item>
      </text:list>
      <text:p text:style-name="P6">Y-Axis</text:p>
      <text:list xml:id="list85235361075546" text:continue-numbering="true" text:style-name="WW8Num1">
        <text:list-item>
          <text:p text:style-name="P30">Does the <text:span text:style-name="T25">print </text:span>bed move freely back and forth?</text:p>
        </text:list-item>
        <text:list-item>
          <text:p text:style-name="P30">Is the <text:span text:style-name="T25">Y-axis</text:span> tight side to side from motion and twisting?</text:p>
        </text:list-item>
        <text:list-item>
          <text:p text:style-name="P30">Are all the screws on the bearing holders tight?</text:p>
        </text:list-item>
        <text:list-item>
          <text:p text:style-name="P30">Does the Y belt rub the bottom of the y-idler by the bearings?</text:p>
        </text:list-item>
        <text:list-item>
          <text:p text:style-name="P30">Is one of the set screws on the Y pulley aligned with the flat on the motor shaft?</text:p>
        </text:list-item>
        <text:list-item>
          <text:p text:style-name="P30">Are both pulley set screws tightened?</text:p>
        </text:list-item>
        <text:list-item>
          <text:p text:style-name="P30">Is the level of the Y pulley at the same height as where the belt mounts on the belt holder?</text:p>
        </text:list-item>
        <text:list-item>
          <text:p text:style-name="P30">Is the Y belt tight?</text:p>
        </text:list-item>
        <text:list-item>
          <text:p text:style-name="P30">Are all the Y mounting brackets flush and tight?</text:p>
        </text:list-item>
        <text:list-item>
          <text:p text:style-name="P30">Are the belts trimmed far enough to not interfere with the pulley or bearing?</text:p>
        </text:list-item>
        <text:list-item>
          <text:p text:style-name="P32">Are the plastic parts flush to the top of the y end plate?</text:p>
        </text:list-item>
      </text:list>
      <text:p text:style-name="P22">X-Axis</text:p>
      <text:list xml:id="list85235077832457" text:continue-numbering="true" text:style-name="WW8Num1">
        <text:list-item>
          <text:p text:style-name="P35">Is one of the set screws on the X pulley aligned with the flat on the motor shaft?</text:p>
        </text:list-item>
        <text:list-item>
          <text:p text:style-name="P35">Are both pulley set screws tightened?</text:p>
        </text:list-item>
        <text:list-item>
          <text:p text:style-name="P35">Is the belt free from rubbing anywhere during motion?</text:p>
        </text:list-item>
        <text:list-item>
          <text:p text:style-name="P35">Is the X belt tight?</text:p>
        </text:list-item>
        <text:list-item>
          <text:p text:style-name="P35">Does the X-axis move freely end to end?</text:p>
        </text:list-item>
        <text:list-item>
          <text:p text:style-name="P35">Are the X bars flush with the <text:span text:style-name="T22">outside for the X-end idler (right side)</text:span>?</text:p>
        </text:list-item>
        <text:list-item>
          <text:p text:style-name="P35">Are the set screws that hold the X bars tight?</text:p>
        </text:list-item>
        <text:list-item>
          <text:p text:style-name="P35">Are the belts trimmed far enough to not interfere with the pulley or bearing?</text:p>
        </text:list-item>
        <text:list-item>
          <text:p text:style-name="P33">Is the <text:span text:style-name="T25">X</text:span>-axis level and parallel to the bed?</text:p>
        </text:list-item>
      </text:list>
      <text:p text:style-name="P19"/>
      <text:p text:style-name="P6">Z-Axis</text:p>
      <text:list xml:id="list85236252427114" text:continue-numbering="true" text:style-name="WW8Num1">
        <text:list-item>
          <text:p text:style-name="P30">Do the <text:span text:style-name="T25">lead screws</text:span> rotate smoothly with no up and down movement between the bearings?</text:p>
        </text:list-item>
        <text:list-item>
          <text:p text:style-name="P30">Are the <text:span text:style-name="T18">four</text:span> Z coupler set screws tight and aligned with flats on the drive rods and motors?</text:p>
        </text:list-item>
        <text:list-item>
          <text:p text:style-name="P30">Are the Z smooth rods flush with the top plate?</text:p>
        </text:list-item>
      </text:list>
      <text:p text:style-name="P16"/>
      <text:p text:style-name="P7">Tool Head</text:p>
      <text:list xml:id="list85236247941176" text:continue-numbering="true" text:style-name="WW8Num1">
        <text:list-item>
          <text:p text:style-name="P30">Can you adjust the extruder springs?</text:p>
        </text:list-item>
        <text:list-item>
          <text:p text:style-name="P30">Are the <text:span text:style-name="T25">herringbone </text:span>grooves on the extruder gears lined up?</text:p>
        </text:list-item>
        <text:list-item>
          <text:p text:style-name="P30">Is the extruder mount secure on the X carriage?</text:p>
        </text:list-item>
        <text:list-item>
          <text:p text:style-name="P30"><text:span text:style-name="T21">Are</text:span> the <text:span text:style-name="T19">extrusion</text:span> fan<text:span text:style-name="T21">s</text:span> mounted correctly?</text:p>
        </text:list-item>
        <text:list-item>
          <text:p text:style-name="P36">Is the <text:span text:style-name="T21">heat sink fan</text:span> mounted correctly?</text:p>
        </text:list-item>
        <text:list-item>
          <text:p text:style-name="P30">Does the idler bearing stick out of the idler block?</text:p>
        </text:list-item>
        <text:list-item>
          <text:p text:style-name="P30">Is the hobbing aligned to the hole in the extruder?</text:p>
        </text:list-item>
        <text:list-item>
          <text:p text:style-name="P30">Is the set screw in the small gear tight and on the flat of the motor shaft?</text:p>
        </text:list-item>
        <text:list-item>
          <text:p text:style-name="P30">Can you feed filament about 1<text:span text:style-name="T20">00</text:span>mm from the top of the extruder?</text:p>
        </text:list-item>
        <text:list-item>
          <text:p text:style-name="P30">Are the gears tight with no back-lash?</text:p>
        </text:list-item>
        <text:list-item>
          <text:p text:style-name="P30">Do the extruder gears turn smoothly for several rotations?</text:p>
        </text:list-item>
      </text:list>
      <text:p text:style-name="P19"/>
      <text:p text:style-name="P6"/>
      <text:p text:style-name="P22">Electronics</text:p>
      <text:list xml:id="list85235997614419" text:continue-numbering="true" text:style-name="WW8Num1">
        <text:list-item>
          <text:p text:style-name="P30">Are the screws that fasten the control box to the frame tight?</text:p>
        </text:list-item>
        <text:list-item>
          <text:p text:style-name="P30">Can you plug in USB cable from the outside of the enclosure?</text:p>
        </text:list-item>
        <text:list-item>
          <text:p text:style-name="P30">Is the plug cover for second extruder installed <text:span text:style-name="T21">with the strap attached to the lower right screw</text:span>?</text:p>
        </text:list-item>
        <text:list-item>
          <text:p text:style-name="P37">Has the protective plastic been removed from LCD?</text:p>
        </text:list-item>
        <text:list-item>
          <text:p text:style-name="P37">Has the protective cover been removed from the clear polycarb LCD cover?</text:p>
        </text:list-item>
        <text:list-item>
          <text:p text:style-name="P38">Is the LCD secured in place firmly?</text:p>
        </text:list-item>
        <text:list-item>
          <text:p text:style-name="P38">Is the LCD knob tightly secured to the LCD?</text:p>
        </text:list-item>
        <text:list-item>
          <text:p text:style-name="P39">Have you verified that the firmware is correct using checksum?</text:p>
        </text:list-item>
      </text:list>
      <text:p text:style-name="P17"/>
      <text:p text:style-name="P20">Test and Verification Results:</text:p>
      <text:list xml:id="list85234797278506" text:continue-numbering="true" text:style-name="WW8Num1">
        <text:list-item>
          <text:p text:style-name="P42">LCD functions normally.</text:p>
        </text:list-item>
        <text:list-item>
          <text:p text:style-name="P29">Belts aligned on bearings and properly tensioned.</text:p>
        </text:list-item>
        <text:list-item>
          <text:p text:style-name="P29">Verify case fan is spinning freely.</text:p>
        </text:list-item>
        <text:list-item>
          <text:p text:style-name="P40">Verify <text:span text:style-name="T16">the heat sink fan</text:span> is running.</text:p>
        </text:list-item>
        <text:list-item>
          <text:p text:style-name="P29">Verify you can run the extru<text:span text:style-name="T7">sion</text:span> fan<text:span text:style-name="T16">s</text:span>.</text:p>
        </text:list-item>
        <text:list-item>
          <text:p text:style-name="P29"><text:span text:style-name="T9">Hexagon Hot End</text:span> temperature control verified.</text:p>
        </text:list-item>
        <text:list-item>
          <text:p text:style-name="P31">Extruder calibration <text:span text:style-name="T14">verified. Check that EEPROM values are correct.</text:span></text:p>
        </text:list-item>
        <text:list-item>
          <text:p text:style-name="P41">Z offset calibrated <text:span text:style-name="T16">and verified</text:span>.</text:p>
        </text:list-item>
        <text:list-item>
          <text:p text:style-name="P41">Bed level consistent across bed.</text:p>
        </text:list-item>
        <text:list-item>
          <text:p text:style-name="P29">X, Y and Z stop switches verified.</text:p>
        </text:list-item>
        <text:list-item>
          <text:p text:style-name="P43"><text:span text:style-name="T13">Flat of the n</text:span>ozzle contacts <text:span text:style-name="T13">all four bed corners.</text:span></text:p>
        </text:list-item>
        <text:list-item>
          <text:p text:style-name="P44">Wipe sequence is in center of wiper pad</text:p>
        </text:list-item>
        <text:list-item>
          <text:p text:style-name="P29">Bed temperature control verified.</text:p>
        </text:list-item>
        <text:list-item>
          <text:p text:style-name="P29">Cables secure and free of interference/contact with table motion.</text:p>
        </text:list-item>
        <text:list-item>
          <text:p text:style-name="P29">Cable connectors <text:span text:style-name="T15">fully engaged</text:span> and oriented correctly.</text:p>
        </text:list-item>
        <text:list-item>
          <text:p text:style-name="P42">Bearing conditioning <text:span text:style-name="T16">(burn in)</text:span> complete.</text:p>
        </text:list-item>
        <text:list-item>
          <text:p text:style-name="P29">X, Y and Z motion smooth over range and speeds.</text:p>
        </text:list-item>
        <text:list-item>
          <text:p text:style-name="P42">Test print (Octopus) successful.</text:p>
        </text:list-item>
        <text:list-item>
          <text:p text:style-name="P45">Loctite<text:span text:style-name="T26">®</text:span> applied to all pulley and coupler set screw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tillium" svg:font-family="Titillium"/>
    <style:font-face style:name="Courier New" svg:font-family="'Courier New'" style:font-family-generic="modern"/>
    <style:font-face style:name="Droid Sans1" svg:font-family="'Droid Sans'" style:font-pitch="variable"/>
    <style:font-face style:name="FreeSans1" svg:font-family="FreeSans, 'MS Mincho'" style:font-pitch="variable"/>
    <style:font-face style:name="Titillium1" svg:font-family="Titillium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1" style:font-family-asian="'Droid Sans'" style:font-pitch-asian="variable" style:font-size-asian="14pt" style:font-name-complex="FreeSans1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FreeSans1" style:font-family-complex="FreeSans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, 'MS Mincho'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" style:font-family-asian="'Droid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Default_20_Paragraph_20_Font" style:display-name="WW-Default Paragraph Font" style:family="text"/>
    <style:style style:name="Header_20_Char" style:display-name="Header Char" style:family="text">
      <style:text-properties fo:font-size="11pt" style:font-size-asian="11pt" style:font-size-complex="11pt"/>
    </style:style>
    <style:style style:name="Footer_20_Char" style:display-name="Footer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20pt" fo:language="zxx" fo:country="none" fo:font-weight="bold" style:font-size-asian="20pt" style:language-asian="zxx" style:country-asian="none" style:font-weight-asian="bold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Titillium1" fo:font-size="20pt" fo:font-weight="bold" style:font-size-asian="20pt" style:font-weight-asian="bold" style:font-size-complex="12pt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style:font-name="Titillium1" fo:font-size="10pt" officeooo:rsid="00405bc7" officeooo:paragraph-rsid="00488c7f" style:font-size-asian="10pt" style:font-size-complex="10pt"/>
    </style:style>
    <style:style style:name="MP5" style:family="paragraph" style:parent-style-name="Footer">
      <style:paragraph-properties fo:text-align="end" style:justify-single-word="false"/>
      <style:text-properties style:use-window-font-color="true" style:font-name="Titillium1" fo:font-size="10pt" officeooo:paragraph-rsid="00488c7f" style:font-size-asian="10pt" style:font-size-complex="10pt"/>
    </style:style>
    <style:style style:name="MT1" style:family="text">
      <style:text-properties officeooo:rsid="0041d64a"/>
    </style:style>
    <style:style style:name="MT2" style:family="text">
      <style:text-properties officeooo:rsid="00405bc7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draw:fill="none" draw:opacity="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none" fo:padding="0in" style:shadow="none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5902in" fo:margin-left="0in" fo:margin-right="0in" fo:margin-bottom="1.0902in" fo:border="none" fo:padding="0in" style:shadow="none" fo:background-color="transparent" style:dynamic-spacing="true" draw:fill="none" draw:fill-color="#cfe7f5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.6252in" fo:margin-bottom="0.6252in" fo:margin-left="0.8126in" fo:margin-right="0.75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0.2146in" svg:y="-0.1165in" svg:width="1.2752in" svg:height="1.2835in" draw:z-index="7"><draw:image xlink:href="Pictures/10000201000005DC000006146E5AA0E8520C3E73.png" xlink:type="simple" xlink:show="embed" xlink:actuate="onLoad"/></draw:frame></text:p>
        <text:p text:style-name="MP2">T<text:span text:style-name="MT1">est</text:span>/A<text:span text:style-name="MT1">cceptance</text:span> R<text:span text:style-name="MT1">ecord</text:span></text:p>
        <text:p text:style-name="MP3"/>
      </style:header>
      <style:footer>
        <text:p text:style-name="MP4"><draw:frame draw:style-name="Mfr2" draw:name="graphics2" text:anchor-type="paragraph" svg:x="-0.7874in" svg:y="-0.0201in" svg:width="8.4992in" svg:height="0.9992in" draw:z-index="3"><draw:image xlink:href="Pictures/10000000000009F60000012CA9884DBF226C23F3.jpg" xlink:type="simple" xlink:show="embed" xlink:actuate="onLoad"/></draw:frame><text:tab/></text:p>
        <text:p text:style-name="MP5"><text:span text:style-name="MT2"><text:page-number text:select-page="current">4</text:page-number></text:span><text:span text:style-name="MT2"> of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acy Ireland</meta:initial-creator>
    <meta:creation-date>2012-11-14T08:59:00</meta:creation-date>
    <dc:date>2018-05-09T08:52:34.521875005</dc:date>
    <meta:editing-cycles>94</meta:editing-cycles>
    <meta:editing-duration>P1DT23H13M2S</meta:editing-duration>
    <meta:generator>LibreOffice/5.2.7.2$Linux_X86_64 LibreOffice_project/20m0$Build-2</meta:generator>
    <meta:print-date>2018-05-09T08:11:07.343605901</meta:print-date>
    <meta:document-statistic meta:table-count="1" meta:image-count="2" meta:object-count="0" meta:page-count="4" meta:paragraph-count="124" meta:word-count="878" meta:character-count="4825" meta:non-whitespace-character-count="3763"/>
    <meta:user-defined meta:name="Info 1"/>
    <meta:user-defined meta:name="Info 2"/>
    <meta:user-defined meta:name="Info 3"/>
    <meta:user-defined meta:name="Info 4"/>
  </office:meta>
</office:document-meta>
</file>